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1cm" fo:min-width="0cm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cm" svg:height="1cm" svg:x="13cm" svg:y="8.14cm">
          <draw:text-box>
            <text:p text:style-name="P1"><text:span text:style-name="T1">stage</text:span></text:p>
          </draw:text-box>
        </draw:frame>
        <draw:frame draw:style-name="gr2" draw:text-style-name="P1" draw:layer="layout" svg:width="2.5cm" svg:height="0.64cm" svg:x="3.5cm" svg:y="6.14cm">
          <draw:text-box>
            <text:p text:style-name="P1">personages</text:p>
          </draw:text-box>
        </draw:frame>
        <draw:frame draw:style-name="gr2" draw:text-style-name="P1" draw:layer="layout" svg:width="1.5cm" svg:height="0.64cm" svg:x="24.5cm" svg:y="6.5cm">
          <draw:text-box>
            <text:p text:style-name="P1">terrain</text:p>
          </draw:text-box>
        </draw:frame>
        <draw:frame draw:style-name="gr3" draw:text-style-name="P1" draw:layer="layout" svg:width="1.264cm" svg:height="0.64cm" svg:x="13.236cm" svg:y="6.14cm">
          <draw:text-box draw:corner-radius="0.764cm">
            <text:p text:style-name="P1">HUD</text:p>
          </draw:text-box>
        </draw:frame>
        <draw:frame draw:style-name="gr4" draw:text-style-name="P1" draw:layer="layout" svg:width="0.777cm" svg:height="0.64cm" svg:x="7.192cm" svg:y="4.36cm">
          <draw:text-box>
            <text:p text:style-name="P1">pj</text:p>
          </draw:text-box>
        </draw:frame>
        <draw:frame draw:style-name="gr4" draw:text-style-name="P1" draw:layer="layout" svg:width="0.972cm" svg:height="0.64cm" svg:x="1.72cm" svg:y="4.5cm">
          <draw:text-box>
            <text:p text:style-name="P1">pnj</text:p>
          </draw:text-box>
        </draw:frame>
        <draw:frame draw:style-name="gr4" draw:text-style-name="P1" draw:layer="layout" svg:width="1.319cm" svg:height="0.64cm" svg:x="24.5cm" svg:y="4.86cm">
          <draw:text-box>
            <text:p text:style-name="P1">tuiles</text:p>
          </draw:text-box>
        </draw:frame>
        <draw:frame draw:style-name="gr4" draw:text-style-name="P1" draw:layer="layout" svg:width="1.692cm" svg:height="0.64cm" svg:x="26.5cm" svg:y="3.36cm">
          <draw:text-box>
            <text:p text:style-name="P1">hauteur</text:p>
          </draw:text-box>
        </draw:frame>
        <draw:frame draw:style-name="gr4" draw:text-style-name="P1" draw:layer="layout" svg:width="1.455cm" svg:height="0.64cm" svg:x="24.5cm" svg:y="3.36cm">
          <draw:text-box>
            <text:p text:style-name="P1">valeur</text:p>
          </draw:text-box>
        </draw:frame>
        <draw:frame draw:style-name="gr4" draw:text-style-name="P1" draw:layer="layout" svg:width="2.399cm" svg:height="0.64cm" svg:x="22cm" svg:y="3.5cm">
          <draw:text-box>
            <text:p text:style-name="P1">construction</text:p>
          </draw:text-box>
        </draw:frame>
        <draw:frame draw:style-name="gr4" draw:text-style-name="P1" draw:layer="layout" svg:width="1.717cm" svg:height="0.64cm" svg:x="1cm" svg:y="3cm">
          <draw:text-box>
            <text:p text:style-name="P1">terreurs</text:p>
          </draw:text-box>
        </draw:frame>
        <draw:frame draw:style-name="gr5" draw:text-style-name="P1" draw:layer="layout" svg:width="1.641cm" svg:height="0.64cm" svg:x="3.359cm" svg:y="3cm">
          <draw:text-box>
            <text:p text:style-name="P1">gamins</text:p>
          </draw:text-box>
        </draw:frame>
        <draw:frame draw:style-name="gr4" draw:text-style-name="P1" draw:layer="layout" svg:width="1.56cm" svg:height="0.64cm" svg:x="8.192cm" svg:y="3cm">
          <draw:text-box>
            <text:p text:style-name="P1">respos</text:p>
          </draw:text-box>
        </draw:frame>
        <draw:frame draw:style-name="gr4" draw:text-style-name="P1" draw:layer="layout" svg:width="1.497cm" svg:height="0.64cm" svg:x="6.195cm" svg:y="3cm">
          <draw:text-box>
            <text:p text:style-name="P1">invocs</text:p>
          </draw:text-box>
        </draw:frame>
        <draw:frame draw:style-name="gr4" draw:text-style-name="P1" draw:layer="layout" svg:width="2.517cm" svg:height="0.64cm" svg:x="8.675cm" svg:y="2cm">
          <draw:text-box>
            <text:p text:style-name="P1">equipements</text:p>
          </draw:text-box>
        </draw:frame>
        <draw:frame draw:style-name="gr4" draw:text-style-name="P1" draw:layer="layout" svg:width="1.247cm" svg:height="0.64cm" svg:x="4.5cm" svg:y="1cm">
          <draw:text-box>
            <text:p text:style-name="P1">stats</text:p>
          </draw:text-box>
        </draw:frame>
        <draw:line draw:style-name="gr6" draw:text-style-name="P2" draw:layer="layout" svg:x1="6.192cm" svg:y1="7cm" svg:x2="12.192cm" svg:y2="8.5cm">
          <text:p/>
        </draw:line>
        <draw:line draw:style-name="gr6" draw:text-style-name="P2" draw:layer="layout" svg:x1="13.692cm" svg:y1="7cm" svg:x2="13.692cm" svg:y2="8cm">
          <text:p/>
        </draw:line>
        <draw:line draw:style-name="gr6" draw:text-style-name="P2" draw:layer="layout" svg:x1="24.192cm" svg:y1="7.5cm" svg:x2="14.692cm" svg:y2="8.5cm">
          <text:p/>
        </draw:line>
        <draw:line draw:style-name="gr6" draw:text-style-name="P2" draw:layer="layout" svg:x1="25.192cm" svg:y1="5.5cm" svg:x2="25.192cm" svg:y2="6.5cm">
          <text:p/>
        </draw:line>
        <draw:line draw:style-name="gr6" draw:text-style-name="P2" draw:layer="layout" svg:x1="23.192cm" svg:y1="4.5cm" svg:x2="24.192cm" svg:y2="5cm">
          <text:p/>
        </draw:line>
        <draw:line draw:style-name="gr6" draw:text-style-name="P2" draw:layer="layout" svg:x1="25.192cm" svg:y1="4cm" svg:x2="25.192cm" svg:y2="5cm">
          <text:p/>
        </draw:line>
        <draw:line draw:style-name="gr6" draw:text-style-name="P2" draw:layer="layout" svg:x1="27.692cm" svg:y1="4cm" svg:x2="26.192cm" svg:y2="5cm">
          <text:p/>
        </draw:line>
        <draw:line draw:style-name="gr6" draw:text-style-name="P2" draw:layer="layout" svg:x1="7.692cm" svg:y1="5cm" svg:x2="5.192cm" svg:y2="6cm">
          <text:p/>
        </draw:line>
        <draw:line draw:style-name="gr6" draw:text-style-name="P2" draw:layer="layout" svg:x1="2.192cm" svg:y1="5cm" svg:x2="3.692cm" svg:y2="6cm">
          <text:p/>
        </draw:line>
        <draw:line draw:style-name="gr6" draw:text-style-name="P2" draw:layer="layout" svg:x1="2.192cm" svg:y1="3.5cm" svg:x2="2.192cm" svg:y2="4.5cm">
          <text:p/>
        </draw:line>
        <draw:line draw:style-name="gr6" draw:text-style-name="P2" draw:layer="layout" svg:x1="4.192cm" svg:y1="3.5cm" svg:x2="2.192cm" svg:y2="4.5cm">
          <text:p/>
        </draw:line>
        <draw:line draw:style-name="gr6" draw:text-style-name="P2" draw:layer="layout" svg:x1="6.884cm" svg:y1="3.5cm" svg:x2="7.384cm" svg:y2="4.5cm">
          <text:p/>
        </draw:line>
        <draw:line draw:style-name="gr6" draw:text-style-name="P2" draw:layer="layout" svg:x1="8.884cm" svg:y1="3.5cm" svg:x2="7.884cm" svg:y2="4.5cm">
          <text:p/>
        </draw:line>
        <draw:line draw:style-name="gr6" draw:text-style-name="P2" draw:layer="layout" svg:x1="4.692cm" svg:y1="1.5cm" svg:x2="2.692cm" svg:y2="3cm">
          <text:p/>
        </draw:line>
        <draw:line draw:style-name="gr6" draw:text-style-name="P2" draw:layer="layout" svg:x1="5.192cm" svg:y1="1.5cm" svg:x2="8.884cm" svg:y2="3cm">
          <text:p/>
        </draw:line>
        <draw:line draw:style-name="gr6" draw:text-style-name="P2" draw:layer="layout" svg:x1="5.192cm" svg:y1="1.5cm" svg:x2="6.884cm" svg:y2="3cm">
          <text:p/>
        </draw:line>
        <draw:line draw:style-name="gr6" draw:text-style-name="P2" draw:layer="layout" svg:x1="4.692cm" svg:y1="1.5cm" svg:x2="4.192cm" svg:y2="3cm">
          <text:p/>
        </draw:line>
        <draw:line draw:style-name="gr6" draw:text-style-name="P2" draw:layer="layout" svg:x1="9.884cm" svg:y1="2.5cm" svg:x2="9.384cm" svg:y2="3cm">
          <text:p/>
        </draw:line>
        <draw:line draw:style-name="gr6" draw:text-style-name="P2" draw:layer="layout" svg:x1="13.192cm" svg:y1="6.5cm" svg:x2="5.692cm" svg:y2="6.5cm">
          <text:p/>
        </draw:line>
        <draw:frame draw:style-name="gr4" draw:text-style-name="P1" draw:layer="layout" svg:width="2.602cm" svg:height="0.64cm" svg:x="4.09cm" svg:y="4cm">
          <draw:text-box>
            <text:p text:style-name="P1">competences</text:p>
          </draw:text-box>
        </draw:frame>
        <draw:line draw:style-name="gr6" draw:text-style-name="P2" draw:layer="layout" svg:x1="4.192cm" svg:y1="4.5cm" svg:x2="2.692cm" svg:y2="5cm">
          <text:p/>
        </draw:line>
        <draw:line draw:style-name="gr6" draw:text-style-name="P2" draw:layer="layout" svg:x1="6.192cm" svg:y1="4.5cm" svg:x2="7.192cm" svg:y2="5cm">
          <text:p/>
        </draw:line>
        <draw:frame draw:style-name="gr7" draw:text-style-name="P1" draw:layer="layout" svg:width="6.5cm" svg:height="2cm" svg:x="11cm" svg:y="0.5cm">
          <draw:text-box>
            <text:p>gameplay partie nuit</text:p>
          </draw:text-box>
        </draw:frame>
        <draw:frame draw:style-name="gr7" draw:text-style-name="P1" draw:layer="layout" svg:width="8.5cm" svg:height="2cm" svg:x="11cm" svg:y="13cm">
          <draw:text-box>
            <text:p>gameplay partie jour</text:p>
          </draw:text-box>
        </draw:frame>
        <draw:frame draw:style-name="gr4" draw:text-style-name="P1" draw:layer="layout" svg:width="1.361cm" svg:height="0.64cm" svg:x="13.927cm" svg:y="20cm">
          <draw:text-box>
            <text:p text:style-name="P1">stage</text:p>
          </draw:text-box>
        </draw:frame>
        <draw:frame draw:style-name="gr4" draw:text-style-name="P1" draw:layer="layout" svg:width="1.264cm" svg:height="0.64cm" svg:x="14cm" svg:y="18.36cm">
          <draw:text-box>
            <text:p text:style-name="P1">HUD</text:p>
          </draw:text-box>
        </draw:frame>
        <draw:frame draw:style-name="gr4" draw:text-style-name="P1" draw:layer="layout" svg:width="1.497cm" svg:height="0.64cm" svg:x="23cm" svg:y="19.5cm">
          <draw:text-box>
            <text:p text:style-name="P1">terrain</text:p>
          </draw:text-box>
        </draw:frame>
        <draw:frame draw:style-name="gr4" draw:text-style-name="P1" draw:layer="layout" svg:width="1.395cm" svg:height="0.64cm" svg:x="23.5cm" svg:y="17.86cm">
          <draw:text-box>
            <text:p text:style-name="P1">tuilles</text:p>
          </draw:text-box>
        </draw:frame>
        <draw:frame draw:style-name="gr4" draw:text-style-name="P1" draw:layer="layout" svg:width="2.534cm" svg:height="0.64cm" svg:x="5.898cm" svg:y="18.52cm">
          <draw:text-box>
            <text:p text:style-name="P1">personnages</text:p>
          </draw:text-box>
        </draw:frame>
        <draw:frame draw:style-name="gr5" draw:text-style-name="P1" draw:layer="layout" svg:width="1.56cm" svg:height="0.64cm" svg:x="9cm" svg:y="17.5cm">
          <draw:text-box>
            <text:p text:style-name="P1">respos</text:p>
          </draw:text-box>
        </draw:frame>
        <draw:frame draw:style-name="gr4" draw:text-style-name="P1" draw:layer="layout" svg:width="0.972cm" svg:height="0.64cm" svg:x="3.528cm" svg:y="17.36cm">
          <draw:text-box>
            <text:p text:style-name="P1">pnj</text:p>
          </draw:text-box>
        </draw:frame>
        <draw:frame draw:style-name="gr4" draw:text-style-name="P1" draw:layer="layout" svg:width="1.641cm" svg:height="0.64cm" svg:x="5.359cm" svg:y="16.36cm">
          <draw:text-box>
            <text:p text:style-name="P1">gamins</text:p>
          </draw:text-box>
        </draw:frame>
        <draw:frame draw:style-name="gr4" draw:text-style-name="P1" draw:layer="layout" svg:width="1.497cm" svg:height="0.64cm" svg:x="2.003cm" svg:y="16.36cm">
          <draw:text-box>
            <text:p text:style-name="P1">invocs</text:p>
          </draw:text-box>
        </draw:frame>
        <draw:frame draw:style-name="gr4" draw:text-style-name="P1" draw:layer="layout" svg:width="2.602cm" svg:height="0.64cm" svg:x="8.898cm" svg:y="16cm">
          <draw:text-box>
            <text:p text:style-name="P1">competences</text:p>
          </draw:text-box>
        </draw:frame>
        <draw:frame draw:style-name="gr4" draw:text-style-name="P1" draw:layer="layout" svg:width="2.399cm" svg:height="0.64cm" svg:x="23cm" svg:y="16cm">
          <draw:text-box>
            <text:p text:style-name="P1">construction</text:p>
          </draw:text-box>
        </draw:frame>
        <draw:line draw:style-name="gr6" draw:text-style-name="P2" draw:layer="layout" svg:x1="14.5cm" svg:y1="20cm" svg:x2="14.5cm" svg:y2="19cm">
          <text:p/>
        </draw:line>
        <draw:line draw:style-name="gr6" draw:text-style-name="P2" draw:layer="layout" svg:x1="24cm" svg:y1="19.5cm" svg:x2="24cm" svg:y2="18.5cm">
          <text:p/>
        </draw:line>
        <draw:line draw:style-name="gr6" draw:text-style-name="P2" draw:layer="layout" svg:x1="24cm" svg:y1="17.5cm" svg:x2="24cm" svg:y2="16.5cm">
          <text:p/>
        </draw:line>
        <draw:line draw:style-name="gr6" draw:text-style-name="P2" draw:layer="layout" svg:x1="8cm" svg:y1="19cm" svg:x2="14cm" svg:y2="20.5cm">
          <text:p/>
        </draw:line>
        <draw:line draw:style-name="gr6" draw:text-style-name="P2" draw:layer="layout" svg:x1="23cm" svg:y1="20cm" svg:x2="15cm" svg:y2="20.5cm">
          <text:p/>
        </draw:line>
        <draw:line draw:style-name="gr6" draw:text-style-name="P2" draw:layer="layout" svg:x1="15cm" svg:y1="18.5cm" svg:x2="23.5cm" svg:y2="18cm">
          <text:p/>
        </draw:line>
        <draw:line draw:style-name="gr6" draw:text-style-name="P2" draw:layer="layout" svg:x1="10cm" svg:y1="16.5cm" svg:x2="9.5cm" svg:y2="17.5cm">
          <text:p/>
        </draw:line>
        <draw:line draw:style-name="gr6" draw:text-style-name="P2" draw:layer="layout" svg:x1="6cm" svg:y1="17cm" svg:x2="4.5cm" svg:y2="17.5cm">
          <text:p/>
        </draw:line>
        <draw:line draw:style-name="gr6" draw:text-style-name="P2" draw:layer="layout" svg:x1="3cm" svg:y1="17cm" svg:x2="3.5cm" svg:y2="17.5cm">
          <text:p/>
        </draw:line>
        <draw:line draw:style-name="gr6" draw:text-style-name="P2" draw:layer="layout" svg:x1="4.5cm" svg:y1="18cm" svg:x2="6cm" svg:y2="19cm">
          <text:p/>
        </draw:line>
        <draw:line draw:style-name="gr6" draw:text-style-name="P2" draw:layer="layout" svg:x1="9.5cm" svg:y1="18cm" svg:x2="8cm" svg:y2="18.5cm">
          <text:p/>
        </draw:line>
        <draw:frame draw:style-name="gr4" draw:text-style-name="P1" draw:layer="layout" svg:width="1.467cm" svg:height="0.64cm" svg:x="14cm" svg:y="17cm">
          <draw:text-box>
            <text:p text:style-name="P1">temps</text:p>
          </draw:text-box>
        </draw:frame>
        <draw:line draw:style-name="gr6" draw:text-style-name="P2" draw:layer="layout" svg:x1="14.5cm" svg:y1="17.5cm" svg:x2="14.5cm" svg:y2="18.5cm">
          <text:p/>
        </draw:line>
        <draw:frame draw:style-name="gr4" draw:text-style-name="P1" draw:layer="layout" svg:width="1.823cm" svg:height="0.64cm" svg:x="5.5cm" svg:y="14cm">
          <draw:text-box>
            <text:p text:style-name="P1">planning</text:p>
          </draw:text-box>
        </draw:frame>
        <draw:line draw:style-name="gr6" draw:text-style-name="P2" draw:layer="layout" svg:x1="6cm" svg:y1="14.5cm" svg:x2="6.5cm" svg:y2="16.5cm">
          <text:p/>
        </draw:line>
        <draw:frame draw:style-name="gr4" draw:text-style-name="P1" draw:layer="layout" svg:width="1.247cm" svg:height="0.64cm" svg:x="7.5cm" svg:y="16.5cm">
          <draw:text-box>
            <text:p text:style-name="P1">stats</text:p>
          </draw:text-box>
        </draw:frame>
        <draw:line draw:style-name="gr6" draw:text-style-name="P2" draw:layer="layout" svg:x1="6.5cm" svg:y1="14.5cm" svg:x2="8cm" svg:y2="16.5cm">
          <text:p/>
        </draw:line>
        <draw:line draw:style-name="gr6" draw:text-style-name="P2" draw:layer="layout" svg:x1="8.5cm" svg:y1="17cm" svg:x2="7.5cm" svg:y2="18.5cm">
          <text:p/>
        </draw:line>
        <draw:frame draw:style-name="gr8" draw:text-style-name="P1" draw:layer="layout" svg:width="1.048cm" svg:height="0.64cm" svg:x="13cm" svg:y="15.5cm">
          <draw:text-box>
            <text:p text:style-name="P1">acti</text:p>
          </draw:text-box>
        </draw:frame>
        <draw:line draw:style-name="gr6" draw:text-style-name="P2" draw:layer="layout" svg:x1="13cm" svg:y1="16cm" svg:x2="7.5cm" svg:y2="18.5cm">
          <text:p/>
        </draw:line>
        <draw:line draw:style-name="gr6" draw:text-style-name="P2" draw:layer="layout" svg:x1="13.5cm" svg:y1="16cm" svg:x2="14cm" svg:y2="18.5cm">
          <text:p/>
        </draw:line>
        <draw:line draw:style-name="gr6" draw:text-style-name="P2" draw:layer="layout" svg:x1="14cm" svg:y1="16cm" svg:x2="23cm" svg:y2="16.5cm">
          <text:p/>
        </draw:line>
      </draw:page>
      <draw:page draw:name="page2" draw:style-name="dp1" draw:master-page-name="Default">
        <draw:frame draw:style-name="gr9" draw:text-style-name="P1" draw:layer="layout" svg:width="5cm" svg:height="1.5cm" svg:x="11.5cm" svg:y="0.5cm">
          <draw:text-box>
            <text:p>ecran d'accueil</text:p>
          </draw:text-box>
        </draw:frame>
        <draw:frame draw:style-name="gr4" draw:text-style-name="P1" draw:layer="layout" svg:width="1.361cm" svg:height="0.64cm" svg:x="12.639cm" svg:y="7.5cm">
          <draw:text-box>
            <text:p text:style-name="P1">stage</text:p>
          </draw:text-box>
        </draw:frame>
        <draw:frame draw:style-name="gr4" draw:text-style-name="P1" draw:layer="layout" svg:width="1.264cm" svg:height="0.64cm" svg:x="8cm" svg:y="5.86cm">
          <draw:text-box>
            <text:p text:style-name="P1">HUD</text:p>
          </draw:text-box>
        </draw:frame>
        <draw:frame draw:style-name="gr4" draw:text-style-name="P1" draw:layer="layout" svg:width="1.395cm" svg:height="0.64cm" svg:x="18.5cm" svg:y="5.86cm">
          <draw:text-box>
            <text:p text:style-name="P1">visuel</text:p>
          </draw:text-box>
        </draw:frame>
        <draw:line draw:style-name="gr6" draw:text-style-name="P2" draw:layer="layout" svg:x1="9cm" svg:y1="6.5cm" svg:x2="12.5cm" svg:y2="7.5cm">
          <text:p/>
        </draw:line>
        <draw:line draw:style-name="gr6" draw:text-style-name="P2" draw:layer="layout" svg:x1="18.5cm" svg:y1="6.5cm" svg:x2="14cm" svg:y2="7.5cm">
          <text:p/>
        </draw:line>
        <draw:frame draw:style-name="gr4" draw:text-style-name="P1" draw:layer="layout" svg:width="3.884cm" svg:height="0.64cm" svg:x="9cm" svg:y="4.5cm">
          <draw:text-box>
            <text:p text:style-name="P1">changement de stage</text:p>
          </draw:text-box>
        </draw:frame>
        <draw:line draw:style-name="gr6" draw:text-style-name="P2" draw:layer="layout" svg:x1="18.5cm" svg:y1="6cm" svg:x2="9.5cm" svg:y2="6cm">
          <text:p/>
        </draw:line>
        <draw:line draw:style-name="gr6" draw:text-style-name="P2" draw:layer="layout" svg:x1="9.5cm" svg:y1="5cm" svg:x2="9cm" svg:y2="6cm">
          <text:p/>
        </draw:line>
        <draw:frame draw:style-name="gr4" draw:text-style-name="P1" draw:layer="layout" svg:width="1.455cm" svg:height="0.64cm" svg:x="6.545cm" svg:y="3.86cm">
          <draw:text-box>
            <text:p text:style-name="P1">option</text:p>
          </draw:text-box>
        </draw:frame>
        <draw:frame draw:style-name="gr4" draw:text-style-name="P1" draw:layer="layout" svg:width="2.102cm" svg:height="0.64cm" svg:x="4cm" svg:y="4.5cm">
          <draw:text-box>
            <text:p text:style-name="P1">connexion</text:p>
          </draw:text-box>
        </draw:frame>
        <draw:line draw:style-name="gr6" draw:text-style-name="P2" draw:layer="layout" svg:x1="7.5cm" svg:y1="4.5cm" svg:x2="8.5cm" svg:y2="6cm">
          <text:p/>
        </draw:line>
        <draw:line draw:style-name="gr6" draw:text-style-name="P2" draw:layer="layout" svg:x1="6cm" svg:y1="5cm" svg:x2="8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9M42S</meta:editing-duration>
    <meta:editing-cycles>5</meta:editing-cycles>
    <meta:generator>OpenOffice/4.1.6$Win32 OpenOffice.org_project/416m1$Build-9790</meta:generator>
    <dc:date>2020-11-15T17:45:14.94</dc:date>
    <meta:document-statistic meta:object-count="86"/>
  </office:meta>
</office:document-meta>
</file>